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666666" draw:marker-start-width="0.65cm" draw:marker-end-width="0.65cm" draw:fill-color="#ffffff" draw:textarea-horizontal-align="justify" draw:textarea-vertical-align="middle" draw:auto-grow-height="false" fo:padding-top="0.15cm" fo:padding-bottom="0.15cm" fo:padding-left="0.15cm" fo:padding-right="0.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950e" fo:font-family="Calibri" style:font-family-generic="swiss" style:font-pitch="variable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" style:family="text">
      <style:text-properties fo:color="#ff950e" fo:font-family="Calibri" style:font-family-generic="swiss" style:font-pitch="variable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WEB-Draw-klein">
        <draw:custom-shape draw:style-name="gr1" draw:text-style-name="P2" draw:layer="layout" svg:width="2.637cm" svg:height="2.637cm" svg:x="0.181cm" svg:y="0.181cm">
          <text:p text:style-name="P1"><text:span text:style-name="T1">Z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3-11-18T20:46:56.89</meta:creation-date>
    <dc:language>de-DE</dc:language>
    <meta:editing-cycles>6</meta:editing-cycles>
    <meta:editing-duration>PT12M3S</meta:editing-duration>
    <dc:title>WEB-Draw-klein</dc:title>
    <meta:initial-creator>Martin Korneffel</meta:initial-creator>
    <dc:date>2013-11-18T21:45:47.22</dc:date>
    <dc:creator>Martin Korneffel</dc:creator>
    <meta:document-statistic meta:object-count="1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../../../../Users/Martin/AppData/Roaming/OpenOffice/4/user/template/WEB-Draw-klein.otg" meta:date="2013-11-18T20:46:54.43"/>
  </office:meta>
</office:document-meta>
</file>